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8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9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1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1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1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Resources" table:style-name="ta1">
        <table:table-column table:style-name="co1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wo pagers summary :</text:p>
          </table:table-cell>
        </table:table-row>
        <table:table-row table:style-name="ro2">
          <table:table-cell office:value-type="string" calcext:value-type="string">
            <text:p>http://www.raulpacheco.org/2018/08/the-dissertation-two-pager-a-strategy-to-sustain-a-big-picture-view-of-a-doctoral-thesis/</text:p>
          </table:table-cell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5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18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5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22:34:32.93089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9-08-14T22:42:17.242486000</dc:date>
    <meta:editing-duration>P11DT8H20M39S</meta:editing-duration>
    <meta:editing-cycles>114</meta:editing-cycles>
    <meta:generator>LibreOffice/5.4.6.2$MacOSX_X86_64 LibreOffice_project/4014ce260a04f1026ba855d3b8d91541c224eab8</meta:generator>
    <meta:document-statistic meta:table-count="7" meta:cell-count="580" meta:object-count="0"/>
  </office:meta>
</office:document-meta>
</file>